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 style:data-style-name="N100"/>
    <style:style style:name="ce8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8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90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number-columns-repeated="8" table:default-cell-style-name="Default"/>
        <table:table-column table:style-name="co1" table:default-cell-style-name="ce88"/>
        <table:table-column table:style-name="co1" table:number-columns-repeated="21" table:default-cell-style-name="Default"/>
        <table:table-row table:style-name="ro1">
          <table:table-cell table:number-columns-repeated="8"/>
          <table:table-cell table:style-name="Default"/>
          <table:table-cell table:number-columns-repeated="21"/>
        </table:table-row>
        <table:table-row table:style-name="ro1">
          <table:table-cell office:value-type="string" calcext:value-type="string">
            <text:p>Layout</text:p>
          </table:table-cell>
          <table:table-cell table:number-columns-repeated="7"/>
          <table:table-cell table:style-name="Default"/>
          <table:table-cell table:number-columns-repeated="21"/>
        </table:table-row>
        <table:table-row table:style-name="ro1">
          <table:table-cell table:style-name="ce36" office:value-type="string" calcext:value-type="string">
            <text:p>29/8/19</text:p>
          </table:table-cell>
          <table:table-cell office:value-type="string" calcext:value-type="string">
            <text:p>leaf</text:p>
          </table:table-cell>
          <table:table-cell table:number-columns-repeated="6"/>
          <table:table-cell table:style-name="Default"/>
          <table:table-cell table:number-columns-repeated="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88" table:number-columns-repeated="2"/>
          <table:table-cell/>
          <table:table-cell table:style-name="ce88" table:number-columns-repeated="2"/>
          <table:table-cell/>
          <table:table-cell table:style-name="ce88" table:number-columns-repeated="2"/>
          <table:table-cell/>
          <table:table-cell table:style-name="ce88"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1 + 34</text:p>
          </table:table-cell>
          <table:table-cell table:number-columns-repeated="3" office:value-type="string" calcext:value-type="string">
            <text:p>35 + 34</text:p>
          </table:table-cell>
          <table:table-cell/>
          <table:table-cell table:style-name="Default"/>
          <table:table-cell table:number-columns-repeated="10"/>
          <table:table-cell table:style-name="ce88"/>
          <table:table-cell table:number-columns-repeated="10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5 + 34</text:p>
          </table:table-cell>
          <table:table-cell table:number-columns-repeated="3" office:value-type="string" calcext:value-type="string">
            <text:p>36 + 34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8 + 34</text:p>
          </table:table-cell>
          <table:table-cell table:number-columns-repeated="3" office:value-type="string" calcext:value-type="string">
            <text:p>BLANK H2O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9 + 34</text:p>
          </table:table-cell>
          <table:table-cell table:number-columns-repeated="4"/>
          <table:table-cell table:style-name="Default"/>
          <table:table-cell table:number-columns-repeated="2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10 + 34</text:p>
          </table:table-cell>
          <table:table-cell table:number-columns-repeated="4"/>
          <table:table-cell table:style-name="Default"/>
          <table:table-cell table:number-columns-repeated="21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14 + 34</text:p>
          </table:table-cell>
          <table:table-cell table:number-columns-repeated="4"/>
          <table:table-cell table:style-name="Default"/>
          <table:table-cell table:number-columns-repeated="21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3" office:value-type="string" calcext:value-type="string">
            <text:p>25 + 34</text:p>
          </table:table-cell>
          <table:table-cell table:number-columns-repeated="4"/>
          <table:table-cell table:style-name="Default"/>
          <table:table-cell table:number-columns-repeated="21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7"/>
          <table:table-cell table:style-name="Default"/>
          <table:table-cell table:number-columns-repeated="21"/>
        </table:table-row>
        <table:table-row table:style-name="ro1">
          <table:table-cell/>
          <table:table-cell table:style-name="ce86"/>
          <table:table-cell table:number-columns-repeated="6"/>
          <table:table-cell table:style-name="Default"/>
          <table:table-cell table:number-columns-repeated="21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21"/>
        </table:table-row>
        <table:table-row table:style-name="ro1">
          <table:table-cell table:number-columns-repeated="8"/>
          <table:table-cell table:style-name="Default"/>
          <table:table-cell table:style-name="ce90" table:number-columns-repeated="2"/>
          <table:table-cell table:number-columns-repeated="19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21"/>
        </table:table-row>
        <table:table-row table:style-name="ro1">
          <table:table-cell/>
          <table:table-cell table:style-name="ce88"/>
          <table:table-cell table:style-name="ce30"/>
          <table:table-cell table:number-columns-repeated="2"/>
          <table:table-cell table:style-name="ce30"/>
          <table:table-cell table:number-columns-repeated="2"/>
          <table:table-cell table:style-name="ce30"/>
          <table:table-cell table:number-columns-repeated="3"/>
          <table:table-cell table:style-name="ce30"/>
          <table:table-cell table:number-columns-repeated="17"/>
        </table:table-row>
        <table:table-row table:style-name="ro1" table:number-rows-repeated="18">
          <table:table-cell table:number-columns-repeated="30"/>
        </table:table-row>
        <table:table-row table:style-name="ro1">
          <table:table-cell table:style-name="ce84"/>
          <table:table-cell table:number-columns-repeated="29"/>
        </table:table-row>
        <table:table-row table:style-name="ro2">
          <table:table-cell table:style-name="ce85"/>
          <table:table-cell table:number-columns-repeated="29"/>
        </table:table-row>
        <table:table-row table:style-name="ro1">
          <table:table-cell table:style-name="ce86"/>
          <table:table-cell table:number-columns-repeated="29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layou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ell_row</text:p>
          </table:table-cell>
          <table:table-cell office:value-type="string" calcext:value-type="string">
            <text:p>well_col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[input.B5]" office:value-type="string" office:string-value="1 + 34" calcext:value-type="string">
            <text:p>1 + 3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[input.B6]" office:value-type="string" office:string-value="5 + 34" calcext:value-type="string">
            <text:p>5 + 3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[input.B7]" office:value-type="string" office:string-value="8 + 34" calcext:value-type="string">
            <text:p>8 + 3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formula="of:=[input.B8]" office:value-type="string" office:string-value="9 + 34" calcext:value-type="string">
            <text:p>9 + 3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[input.B9]" office:value-type="string" office:string-value="10 + 34" calcext:value-type="string">
            <text:p>10 + 3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formula="of:=[input.B10]" office:value-type="string" office:string-value="14 + 34" calcext:value-type="string">
            <text:p>14 + 34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formula="of:=[input.B11]" office:value-type="string" office:string-value="25 + 34" calcext:value-type="string">
            <text:p>25 + 34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formula="of:=[input.B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formula="of:=[input.C5]" office:value-type="string" office:string-value="1 + 34" calcext:value-type="string">
            <text:p>1 + 3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formula="of:=[input.C6]" office:value-type="string" office:string-value="5 + 34" calcext:value-type="string">
            <text:p>5 + 3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[input.C7]" office:value-type="string" office:string-value="8 + 34" calcext:value-type="string">
            <text:p>8 + 3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formula="of:=[input.C8]" office:value-type="string" office:string-value="9 + 34" calcext:value-type="string">
            <text:p>9 + 3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formula="of:=[input.C9]" office:value-type="string" office:string-value="10 + 34" calcext:value-type="string">
            <text:p>10 + 3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formula="of:=[input.C10]" office:value-type="string" office:string-value="14 + 34" calcext:value-type="string">
            <text:p>14 + 34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formula="of:=[input.C11]" office:value-type="string" office:string-value="25 + 34" calcext:value-type="string">
            <text:p>25 + 34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formula="of:=[input.C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formula="of:=[input.D5]" office:value-type="string" office:string-value="1 + 34" calcext:value-type="string">
            <text:p>1 + 3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formula="of:=[input.D6]" office:value-type="string" office:string-value="5 + 34" calcext:value-type="string">
            <text:p>5 + 3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[input.D7]" office:value-type="string" office:string-value="8 + 34" calcext:value-type="string">
            <text:p>8 + 3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formula="of:=[input.D8]" office:value-type="string" office:string-value="9 + 34" calcext:value-type="string">
            <text:p>9 + 3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formula="of:=[input.D9]" office:value-type="string" office:string-value="10 + 34" calcext:value-type="string">
            <text:p>10 + 3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formula="of:=[input.D10]" office:value-type="string" office:string-value="14 + 34" calcext:value-type="string">
            <text:p>14 + 34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formula="of:=[input.D11]" office:value-type="string" office:string-value="25 + 34" calcext:value-type="string">
            <text:p>25 + 34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table:formula="of:=[input.D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formula="of:=[input.E5]" office:value-type="string" office:string-value="35 + 34" calcext:value-type="string">
            <text:p>35 + 3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formula="of:=[input.E6]" office:value-type="string" office:string-value="36 + 34" calcext:value-type="string">
            <text:p>36 + 3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[input.E7]" office:value-type="string" office:string-value="BLANK H2O" calcext:value-type="string">
            <text:p>BLANK H2O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formula="of:=[input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formula="of:=[input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formula="of:=[input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formula="of:=[input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table:formula="of:=[input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formula="of:=[input.F5]" office:value-type="string" office:string-value="35 + 34" calcext:value-type="string">
            <text:p>35 + 3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formula="of:=[input.F6]" office:value-type="string" office:string-value="36 + 34" calcext:value-type="string">
            <text:p>36 + 3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[input.F7]" office:value-type="string" office:string-value="BLANK H2O" calcext:value-type="string">
            <text:p>BLANK H2O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formula="of:=[input.F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formula="of:=[input.F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formula="of:=[input.F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formula="of:=[input.F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table:formula="of:=[input.F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formula="of:=[input.G5]" office:value-type="string" office:string-value="35 + 34" calcext:value-type="string">
            <text:p>35 + 3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formula="of:=[input.G6]" office:value-type="string" office:string-value="36 + 34" calcext:value-type="string">
            <text:p>36 + 3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formula="of:=[input.G7]" office:value-type="string" office:string-value="BLANK H2O" calcext:value-type="string">
            <text:p>BLANK H2O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formula="of:=[input.G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formula="of:=[input.G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formula="of:=[input.G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formula="of:=[input.G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table:formula="of:=[input.G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formula="of:=[input.H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formula="of:=[input.H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formula="of:=[input.H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formula="of:=[input.H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formula="of:=[input.H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formula="of:=[input.H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formula="of:=[input.H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table:formula="of:=[input.H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formula="of:=[input.I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formula="of:=[input.I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formula="of:=[input.I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formula="of:=[input.I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table:formula="of:=[input.I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formula="of:=[input.I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table:formula="of:=[input.I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table:formula="of:=[input.I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formula="of:=[input.J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formula="of:=[input.J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table:formula="of:=[input.J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table:formula="of:=[input.J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table:formula="of:=[input.J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formula="of:=[input.J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table:formula="of:=[input.J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table:formula="of:=[input.J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formula="of:=[input.K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formula="of:=[input.K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formula="of:=[input.K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formula="of:=[input.K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formula="of:=[input.K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formula="of:=[input.K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formula="of:=[input.K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table:formula="of:=[input.K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table:formula="of:=[input.L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table:formula="of:=[input.L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table:formula="of:=[input.L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table:formula="of:=[input.L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" calcext:value-type="float">
            <text:p>11</text:p>
          </table:table-cell>
          <table:table-cell table:formula="of:=[input.L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formula="of:=[input.L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table:formula="of:=[input.L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1" calcext:value-type="float">
            <text:p>11</text:p>
          </table:table-cell>
          <table:table-cell table:formula="of:=[input.L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table:formula="of:=[input.M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table:formula="of:=[input.M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table:formula="of:=[input.M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table:formula="of:=[input.M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" calcext:value-type="float">
            <text:p>12</text:p>
          </table:table-cell>
          <table:table-cell table:formula="of:=[input.M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formula="of:=[input.M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table:formula="of:=[input.M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2" calcext:value-type="float">
            <text:p>12</text:p>
          </table:table-cell>
          <table:table-cell table:formula="of:=[input.M1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 style:data-style-name="N2" text:time-value="12:28:19.7844926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08T09:45:35.990628975</meta:creation-date>
    <dc:date>2019-11-18T12:29:08.354493626</dc:date>
    <meta:editing-duration>PT8H44M</meta:editing-duration>
    <meta:editing-cycles>31</meta:editing-cycles>
    <meta:generator>LibreOffice/6.3.3.2$Linux_X86_64 LibreOffice_project/30$Build-2</meta:generator>
    <meta:document-statistic meta:table-count="2" meta:cell-count="344" meta:object-count="0"/>
  </office:meta>
</office:document-meta>
</file>